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onaco" svg:font-family="Monaco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 fo:color="#000000"/>
    </style:style>
    <style:style style:name="P2" style:family="paragraph" style:parent-style-name="Standard">
      <style:text-properties style:font-name="Times" fo:font-size="13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4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 fo:color="#000000"/>
    </style:style>
    <style:style style:name="P5" style:family="paragraph" style:parent-style-name="Standard">
      <style:paragraph-properties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/>
    </style:style>
    <style:style style:name="T2" style:family="text">
      <style:text-properties style:font-name="Monaco" fo:font-size="11.0pt" fo:font-size-asian="11.0pt" fo:font-size-complex="11.0pt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  <text:list-item>
          <text:p text:style-name="P3">Correction du pull request envoyé (Jérémy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mit et diviser le commit restant en 2 (Charles, Aymeric)</text:p>
        </text:list-item>
      </text:list>
      <text:p text:style-name="P4"/>
      <text:p text:style-name="P4">10/01/2016</text:p>
      <text:list text:style-name="L1">
        <text:list-item>
          <text:p text:style-name="P3">Création et écriture de tests dans notre jeu (Charles)</text:p>
        </text:list-item>
        <text:list-item>
          <text:p text:style-name="P3">Corrections des pull request envoyés (Charles,)</text:p>
        </text:list-item>
        <text:list-item>
          <text:p text:style-name="P3">Création de la classe Box pour la représentation des boites pour notre jeu, fix de différents problèmes sur la classe Player (Kévin)</text:p>
        </text:list-item>
        <text:list-item>
          <text:p text:style-name="P3">Ajout génération aléatoire des boxes dans la classe Levels à chaque instance de Levels (Kévin)</text:p>
        </text:list-item>
        <text:list-item>
          <text:p text:style-name="P3">Recherche sprite pour l’herbe dans notre jeu + Création de la classe Grass (Kévin)</text:p>
        </text:list-item>
        <text:list-item>
          <text:p text:style-name="P3"><text:a xlink:type="simple" xlink:href="https://github.com/DamienCassou/lille-game-framework/pull/83">#83</text:a><text:s/>Ajout du test mettant en évidence le bug (Aymeric)</text:p>
        </text:list-item>
      </text:list>
      <text:p text:style-name="P4"/>
      <text:p text:style-name="P4">11/01/2016</text:p>
      <text:list text:style-name="L1">
        <text:list-item>
          <text:p text:style-name="P3">Création d’une classe Bomb et de ses tests (Charles)</text:p>
        </text:list-item>
        <text:list-item>
          <text:p text:style-name="P3">Ajout et correction de fonctions dans les classes Player, Levels, Grass et Box ainsi que leurs tests (Charles)</text:p>
        </text:list-item>
        <text:list-item>
          <text:p text:style-name="P3">Changement de l’arborescence du projet (Aymeric)</text:p>
        </text:list-item>
      </text:list>
      <text:p text:style-name="P4"/>
      <text:p text:style-name="P4">12/01/2016</text:p>
      <text:list text:style-name="L1">
        <text:list-item>
          <text:p text:style-name="P3">Correction des tests qui ne passait pas (Exception : NullPointerException) pour la classe Bomb (Kévin)</text:p>
        </text:list-item>
        <text:list-item>
          <text:p text:style-name="P3"><text:a xlink:type="simple" xlink:href="https://github.com/DamienCassou/lille-game-framework/pull/74">#74</text:a><text:s/>Résolution des conflits (Aymeric)</text:p>
        </text:list-item>
      </text:list>
      <text:p text:style-name="P5"/>
      <text:p text:style-name="P5">13/01/2016</text:p>
      <text:list text:style-name="L1">
        <text:list-item>
          <text:p text:style-name="P3"><text:a xlink:type="simple" xlink:href="https://github.com/DamienCassou/lille-game-framework/pull/87">#87</text:a><text:s/>ajout d'un test sur le déplacement dans MoveStrategyKeyboardTest et correction du bug (Aymeric)</text:p>
        </text:list-item>
        <text:list-item>
          <text:p text:style-name="P3">Travail sur la recherche de tests dans la classe GameData.java. On a remarqué que les tests n’étaient pas faisable. (Charles, Aymeric, Kévin)</text:p>
        </text:list-item>
      </text:list>
      <text:p text:style-name="P3"/>
      <text:p text:style-name="P3">15/01/2016</text:p>
      <text:p text:style-name="P6"><text:tab/>•<text:tab/>Recherche autre sprite flamme pour la classe BombExplosion (Kévin,Jeremy,Pierre)</text:p>
      <text:p text:style-name="P6"><text:tab/>•<text:tab/>Création de la classe BombExplosion et de sa classe de test (Kévin)</text:p>
      <text:p text:style-name="P6"><text:tab/>•<text:tab/>Modification et amélioration de la classe Bomb (Jérémy, Pierre)</text:p>
      <text:p text:style-name="P6"><text:tab/>•<text:tab/><text:a xlink:type="simple" xlink:href="https://github.com/DamienCassou/lille-game-framework/pull/83">#89</text:a><text:s/>Enlever un constructeur obselète (Aymeric, Charles)</text:p>
      <text:p text:style-name="P6"><text:tab/>•<text:tab/><text:a xlink:type="simple" xlink:href="https://github.com/DamienCassou/lille-game-framework/pull/83">#103</text:a><text:s/>Ajout de tests dans la classe Overlap.java et factorisation du code avec un @Before (Charles)</text:p>
      <text:p text:style-name="P6"><text:tab/>•<text:tab/><text:a xlink:type="simple" xlink:href="https://github.com/DamienCassou/lille-game-framework/pull/83">#105</text:a><text:s/>Ajout d’un @Test manquant dans la fonction goodspeed de la classe MoveStrategyStraightLineTest (Charles)</text:p>
      <text:p text:style-name="P6"><text:tab/>•<text:tab/><text:a xlink:type="simple" xlink:href="https://github.com/DamienCassou/lille-game-framework/pull/83">#107</text:a><text:s/>Ajout de tests dans la classe MoveStrategyRandomTest.java qui permet d’attraper une exception (Charles)</text:p>
      <text:p text:style-name="P6"><text:tab/>•<text:tab/>Importation du framework manuellement dans Eclipse, importation du dossier ressources pour avoir les images et le son. (Kévin)</text:p>
      <text:p text:style-name="P6"><text:tab/>•<text:tab/>Recherche du son principal du jeu (Pierre, Kévin)</text:p>
      <text:p text:style-name="P6"><text:tab/>•<text:tab/>Mise en place du son du jeu dans le Main (Kévin)</text:p>
      <text:p text:style-name="P6"><text:tab/>•<text:tab/>Réorganisation du Main avec création de différentes méthodes pour gérer le son (Kévin)</text:p>
      <text:p text:style-name="P6"><text:tab/>•<text:tab/>Ajout des URLs pour les images dans chaque entités (Kévin)</text:p>
      <text:p text:style-name="P6"><text:tab/>•<text:tab/>Modification de tous les tests pour les faire fonctionner (Kévin)</text:p>
      <text:p text:style-name="P6"><text:tab/>•<text:tab/>Ajout important du GameUniverseViewPortDefaultModelImpl dans la méthode init de Level pour dessiner les images (échoué à cause de la méthode Background) (Kévin) </text:p>
      <text:p text:style-name="P6"><text:tab/>•<text:tab/>Ajout classe BombermanUniverseViewPort qui implémente GameUniverseViewPortDefaultModelImpl<text:span text:style-name="T2"><text:s/></text:span>pour Override la méthode Background. (Kévin)</text:p>
      <text:p text:style-name="P6"><text:tab/>•<text:tab/>Ajout fichier Background au format PNG et redimensionnement des entités en 32*32 (Kévin)</text:p>
      <text:p text:style-name="P6"><text:tab/>•<text:tab/>Fix du Bug des murs qui ne s’affichaient pas aux bons endroits. (Kévin)</text:p>
      <text:p text:style-name="P6"/>
      <text:p text:style-name="P6">17/01/2016</text:p>
      <text:p text:style-name="P6"><text:tab/>• <text:tab/>Création de la méthode pour déposer une bombe à l’aide d’un Point en paramètre. (Charles)</text:p>
      <text:p text:style-name="P6"><text:tab/>• <text:tab/>Creation de la méthode pour enlever une Box après une explosion dans la classe Levels.java. (Charles)</text:p>
      <text:p text:style-name="P6"><text:tab/>• <text:tab/>Création de la méthode setAlive qui définit le booléen isAlive a false quand le player se sera fait touché par une bombe. Ce booléen a false définit la fin du jeu. (Charles)<text:tab/></text:p>
      <text:p text:style-name="P6">18/01/2016</text:p>
      <text:p text:style-name="P6"><text:tab/>• <text:tab/>Modification de la méthode dropBomb dans la classe Player (Kévin)</text:p>
      <text:p text:style-name="P6"><text:tab/>• <text:tab/>Mise en place MoveStrategyKeyboard, ensuite modifier par Aymeric (Kévin,Aymeric)</text:p>
      <text:p text:style-name="P6"><text:tab/>• <text:tab/>Mise en place du sprite du player (Kévin)</text:p>
      <text:p text:style-name="P6"><text:tab/>• <text:tab/>Creation d’une méthode pour disposer les murs sur l’intérieur de la board. (Kevin)</text:p>
      <text:p text:style-name="P6"><text:tab/>• <text:tab/>Factorisation de la méthode de disposition des murs sur l’intérieur de la board. (Charles)</text:p>
      <text:p text:style-name="P6"><text:tab/>• <text:tab/>Création de méthodes de tests pour la classe Player. (Charles)</text:p>
      <text:p text:style-name="P6"><text:tab/>• <text:tab/></text:p>
      <text:p text:style-name="P6"><text:tab/>• </text:p>
      <text:p text:style-name="P6"><text:tab/>• </text:p>
      <text:p text:style-name="P6"><text:tab/>• <text:tab/><text:tab/></text:p>
      <text:p text:style-name="P6"><text:tab/></text:p>
      <text:p text:style-name="P6"/>
      <text:p text:style-name="P6"/>
      <text:p text:style-name="P3"/>
      <text:p text:style-name="P3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4"/>
      <text:p text:style-name="P4">11/01/2016</text:p>
      <text:list text:style-name="L1">
        <text:list-item>
          <text:p text:style-name="P3">Proposer une modification de notre projet de jeu par la création d’une nouvelle branche</text:p>
        </text:list-item>
      </text:list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Accepté le 10/01/2016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Accepté le 13/01/2016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Accepté le 13/01/2016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83">#83</text:a><text:s/>fix bug of MoveStrategyKeyboard8Dir (Accepté le 12/01/2016)</text:p>
        </text:list-item>
      </text:list>
      <text:p text:style-name="P2"/>
      <text:p text:style-name="P2">13/01/2016</text:p>
      <text:list text:style-name="L1">
        <text:list-item>
          <text:p text:style-name="P3"><text:a xlink:type="simple" xlink:href="https://github.com/DamienCassou/lille-game-framework/pull/87">#87</text:a><text:s/>add test in MoveStrategyKeyboardTest and fix bug (Accepté le 13/01/2016)</text:p>
        </text:list-item>
      </text:list>
      <text:p text:style-name="P5"/>
      <text:p text:style-name="P5">15/01/2016</text:p>
      <text:p text:style-name="P6"><text:tab/>• <text:s text:c="5"/><text:a xlink:type="simple" xlink:href="https://github.com/DamienCassou/lille-game-framework/pull/83">#89</text:a><text:s/>Delete a deprecated constructor (Accepté le 15/01/2016)</text:p>
      <text:p text:style-name="P6"><text:tab/>•<text:tab/><text:a xlink:type="simple" xlink:href="https://github.com/DamienCassou/lille-game-framework/pull/83">#103</text:a>Adding test in Overlap.java and factorize the code with an @Before (En cours)</text:p>
      <text:p text:style-name="P6"><text:tab/>•<text:tab/><text:a xlink:type="simple" xlink:href="https://github.com/DamienCassou/lille-game-framework/pull/83">#105</text:a><text:s/>Adding a missing @Test in the function goodspeed in class MoveStrategyStraightLineTest (En cours)</text:p>
      <text:p text:style-name="P6"><text:tab/>•<text:tab/><text:a xlink:type="simple" xlink:href="https://github.com/DamienCassou/lille-game-framework/pull/83">#107</text:a><text:s/>Adding test in class MoveStrategyRandomTest.java to catch an exception (En cours)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3</meta:generator>
    <meta:initial-creator>Hequette Pierre</meta:initial-creator>
  </office:meta>
</office:document-meta>
</file>